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0.9846in" fo:margin-right="0in" fo:text-indent="-0.25in" style:auto-text-indent="false"/>
    </style:style>
    <style:style style:name="P5" style:family="paragraph" style:parent-style-name="Standard">
      <style:paragraph-properties fo:margin-left="-0.9846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4772in" fo:margin-right="0in" fo:text-indent="-0.25in" style:auto-text-indent="fals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/>
    <style:style style:name="P24" style:family="paragraph" style:parent-style-name="Standard" style:list-style-name="L16"/>
    <style:style style:name="P25" style:family="paragraph" style:parent-style-name="Standard">
      <style:text-properties officeooo:rsid="001fc609" officeooo:paragraph-rsid="001fc609"/>
    </style:style>
    <style:style style:name="P26" style:family="paragraph" style:parent-style-name="Standard">
      <style:text-properties style:font-name="DejaVu Sans Mono" fo:font-size="10pt" officeooo:paragraph-rsid="001fc609" style:font-size-asian="10pt" style:font-size-complex="10pt"/>
    </style:style>
    <style:style style:name="P27" style:family="paragraph" style:parent-style-name="Standard" style:list-style-name="L8">
      <style:paragraph-properties fo:margin-left="0.9846in" fo:margin-right="0in" fo:text-indent="-0.25in" style:auto-text-indent="false"/>
    </style:style>
    <style:style style:name="P28" style:family="paragraph" style:parent-style-name="Standard" style:list-style-name="L15">
      <style:paragraph-properties fo:margin-left="0.9846in" fo:margin-right="0in" fo:text-indent="-0.25in" style:auto-text-indent="false"/>
    </style:style>
    <style:style style:name="P29" style:family="paragraph" style:parent-style-name="Standard" style:list-style-name="L10">
      <style:paragraph-properties fo:margin-left="-1.9693in" fo:margin-right="0in" fo:text-indent="-0.25in" style:auto-text-indent="false"/>
    </style:style>
    <style:style style:name="P30" style:family="paragraph" style:parent-style-name="Standard" style:list-style-name="L15">
      <style:paragraph-properties fo:margin-left="0.4925in" fo:margin-right="0in" fo:text-indent="-0.25in" style:auto-text-indent="false"/>
    </style:style>
    <style:style style:name="T1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modo Design Summit – November 2013</text:p>
      <text:p text:style-name="Standard"/>
      <text:p text:style-name="Standard"/>
      <text:p text:style-name="Standard"/>
      <text:p text:style-name="Standard">KVDB</text:p>
      <text:list xml:id="list4303040318021638399" text:style-name="L1">
        <text:list-item>
          <text:p text:style-name="P9">list&lt;KDatasource)</text:p>
        </text:list-item>
        <text:list-item>
          <text:p text:style-name="P9">toString()</text:p>
          <text:p text:style-name="P9"/>
        </text:list-item>
      </text:list>
      <text:p text:style-name="Standard">KTeiidInstance/KTeiidService <text:s/>&gt; KAdmin</text:p>
      <text:list xml:id="list6326746879061878049" text:style-name="L2">
        <text:list-item>
          <text:p text:style-name="P10">deploy(KVDB)</text:p>
        </text:list-item>
        <text:list-item>
          <text:p text:style-name="P10">deploy(KDatasource)</text:p>
        </text:list-item>
        <text:list-item>
          <text:p text:style-name="P10">undeploy(...)</text:p>
        </text:list-item>
        <text:list-item>
          <text:p text:style-name="P10">getDDL(String vdbName)</text:p>
        </text:list-item>
        <text:list-item>
          <text:p text:style-name="P10"/>
        </text:list-item>
      </text:list>
      <text:p text:style-name="Standard"/>
      <text:p text:style-name="Standard">KAdmin</text:p>
      <text:list xml:id="list6517655210551125780" text:style-name="L3">
        <text:list-item>
          <text:p text:style-name="P11">connection : KConnection</text:p>
          <text:p text:style-name="P11"/>
        </text:list-item>
      </text:list>
      <text:p text:style-name="Standard">KEngine</text:p>
      <text:list xml:id="list8748184368824531095" text:style-name="L4">
        <text:list-item>
          <text:p text:style-name="P12">vdb : KVDB</text:p>
        </text:list-item>
        <text:list-item>
          <text:p text:style-name="P12">datasource : KDatasource</text:p>
        </text:list-item>
        <text:list-item>
          <text:p text:style-name="P12">c(String location)</text:p>
        </text:list-item>
        <text:list-item>
          <text:p text:style-name="P12">read(KFile)</text:p>
        </text:list-item>
      </text:list>
      <text:p text:style-name="Standard"/>
      <text:p text:style-name="Standard">KCore</text:p>
      <text:list xml:id="list7590882536408832275" text:style-name="L5">
        <text:list-item>
          <text:p text:style-name="P13">getKEngine()</text:p>
        </text:list-item>
      </text:list>
      <text:p text:style-name="Standard"/>
      <text:p text:style-name="Standard">KResolver</text:p>
      <text:list xml:id="list9052757619039594417" text:style-name="L6">
        <text:list-item>
          <text:p text:style-name="P14">isSane(KStatement)</text:p>
        </text:list-item>
      </text:list>
      <text:p text:style-name="Standard"/>
      <text:p text:style-name="Standard">KFluff</text:p>
      <text:list xml:id="list7378266465503155444" text:style-name="L7">
        <text:list-item>
          <text:p text:style-name="P15">KAPI()</text:p>
        </text:list-item>
        <text:list-item>
          <text:p text:style-name="P15">createDataSource(...)</text:p>
        </text:list-item>
        <text:list-item>
          <text:p text:style-name="P15">createVDB()</text:p>
        </text:list-item>
      </text:list>
      <text:p text:style-name="Standard"/>
      <text:p text:style-name="P2">Konfig File</text:p>
      <text:p text:style-name="Standard"/>
      <text:p text:style-name="Standard">File</text:p>
      <text:list xml:id="list6139054763545297850" text:style-name="L8">
        <text:list-item>
          <text:p text:style-name="P16">KRepo(MS)</text:p>
        </text:list-item>
        <text:list-item>
          <text:p text:style-name="P27">url</text:p>
        </text:list-item>
        <text:list-item>
          <text:p text:style-name="P27">version properties</text:p>
        </text:list-item>
      </text:list>
      <text:p text:style-name="P4"/>
      <text:p text:style-name="P6">KFile extends KCommentObject</text:p>
      <text:list xml:id="list9083225409828100784" text:style-name="L9">
        <text:list-item>
          <text:p text:style-name="P17">KRepo : URL</text:p>
        </text:list-item>
        <text:list-item>
          <text:p text:style-name="P17">list&lt;KStatement)</text:p>
        </text:list-item>
        <text:list-item>
          <text:p text:style-name="P17">getVersionProperty(String key) : KProperty</text:p>
        </text:list-item>
        <text:list-item>
          <text:p text:style-name="P17">addStatement(KStatement)</text:p>
        </text:list-item>
        <text:list-item>
          <text:p text:style-name="P17"><text:soft-page-break/>deleteStatement(KStatement)</text:p>
        </text:list-item>
      </text:list>
      <text:p text:style-name="P6"/>
      <text:p text:style-name="P6">KParser</text:p>
      <text:list xml:id="list1886669461971097191" text:style-name="L10">
        <text:list-item>
          <text:p text:style-name="P18">objectToFile(KObject)</text:p>
        </text:list-item>
        <text:list-item>
          <text:p text:style-name="P18">fileToObject(KFile)</text:p>
          <text:p text:style-name="P18"/>
        </text:list-item>
      </text:list>
      <text:p text:style-name="Standard"/>
      <text:p text:style-name="Standard"/>
      <text:p text:style-name="Standard">KStatement extends KCommonObject</text:p>
      <text:list xml:id="list7520697809031542604" text:style-name="L11">
        <text:list-item>
          <text:p text:style-name="P19">statement : String</text:p>
        </text:list-item>
        <text:list-item>
          <text:p text:style-name="P19">list&lt;KProperty&gt;</text:p>
        </text:list-item>
      </text:list>
      <text:p text:style-name="Standard"/>
      <text:p text:style-name="Standard">// Standard Relational Business Objects</text:p>
      <text:p text:style-name="Standard"/>
      <text:p text:style-name="Standard">KTable extends KStatement</text:p>
      <text:list xml:id="list8043661566539876818" text:style-name="L12">
        <text:list-item>
          <text:p text:style-name="P20">name</text:p>
        </text:list-item>
        <text:list-item>
          <text:p text:style-name="P20">list&lt;KColumn&gt;</text:p>
          <text:p text:style-name="P20"/>
        </text:list-item>
      </text:list>
      <text:p text:style-name="Standard">KView extends KTable</text:p>
      <text:list xml:id="list3286396890042291605" text:style-name="L13">
        <text:list-item>
          <text:p text:style-name="P21">sqlStatement</text:p>
          <text:p text:style-name="P21"/>
        </text:list-item>
      </text:list>
      <text:p text:style-name="Standard">KProcedure extends KStatement</text:p>
      <text:list xml:id="list805156570883442048" text:style-name="L14">
        <text:list-item>
          <text:p text:style-name="P22">name</text:p>
        </text:list-item>
        <text:list-item>
          <text:p text:style-name="P22">list&lt;KParameter&gt;</text:p>
        </text:list-item>
        <text:list-item>
          <text:p text:style-name="P22">resultSet : KResultSet</text:p>
          <text:p text:style-name="P22"/>
        </text:list-item>
      </text:list>
      <text:p text:style-name="Standard">KResultSet extends KTable</text:p>
      <text:list xml:id="list135312385584129" text:continue-list="list1886669461971097191" text:style-name="L10">
        <text:list-item>
          <text:p text:style-name="P29"/>
        </text:list-item>
      </text:list>
      <text:p text:style-name="P7">Concepts and Ideas</text:p>
      <text:list xml:id="list1568805694649495926" text:style-name="L15">
        <text:list-item>
          <text:p text:style-name="P23">Global/Local Configuration</text:p>
          <text:p text:style-name="P23"/>
        </text:list-item>
        <text:list-item>
          <text:p text:style-name="P23">Extension Properties</text:p>
        </text:list-item>
        <text:list-item>
          <text:p text:style-name="P28">Refactor all contributions (built-in MEDs and classes) into 1 plugin</text:p>
        </text:list-item>
      </text:list>
      <text:p text:style-name="P8">(org.teiid.komodo.extensions.core)</text:p>
      <text:list xml:id="list135312749576850" text:continue-numbering="true" text:style-name="L15">
        <text:list-item>
          <text:p text:style-name="P28">MED Business Object Structure/API</text:p>
          <text:p text:style-name="P28"/>
        </text:list-item>
        <text:list-item>
          <text:p text:style-name="P30">No Source AND View model types</text:p>
          <text:list>
            <text:list-item>
              <text:p text:style-name="P28">Tables == Source tables</text:p>
            </text:list-item>
            <text:list-item>
              <text:p text:style-name="P28">Source Procedures (push-down)</text:p>
            </text:list-item>
            <text:list-item>
              <text:p text:style-name="P28">Functions (user-defined)</text:p>
            </text:list-item>
            <text:list-item>
              <text:p text:style-name="P28">Views == Views containing SQL representing result sets</text:p>
            </text:list-item>
            <text:list-item>
              <text:p text:style-name="P28">View Procedures</text:p>
            </text:list-item>
            <text:list-item>
              <text:p text:style-name="P28">Columns, Parameters, Result Sets, Access Patterns, PK, FK, UC</text:p>
            </text:list-item>
          </text:list>
        </text:list-item>
      </text:list>
      <text:p text:style-name="P6"/>
      <text:p text:style-name="Standard"/>
      <text:p text:style-name="P5"/>
      <text:p text:style-name="P3">Komodo DDL Definition</text:p>
      <text:p text:style-name="Standard"/>
      <text:p text:style-name="Standard">In order to facilitate data-driving our testing and providing a data format consistent with JDBC and specifically, Teiid, Komodo will utilize DDL definition. <text:s/>This DDL will extend Teiid DDL and rely on conventions compatible with SQL 92 and SQL/MED definition.</text:p>
      <text:p text:style-name="Standard"/>
      <text:p text:style-name="Standard">1) Komodo DDL will support Teiid DDL 100%</text:p>
      <text:p text:style-name="Standard"/>
      <text:p text:style-name="Standard">References:</text:p>
      <text:p text:style-name="Standard"/>
      <text:p text:style-name="Standard"><text:a xlink:type="simple" xlink:href="https://docs.jboss.org/author/display/TEIID/BNF+for+SQL+Grammar">https://docs.jboss.org/author/display/TEIID/BNF+for+SQL+Grammar</text:a></text:p>
      <text:p text:style-name="Standard"><text:a xlink:type="simple" xlink:href="https://docs.jboss.org/author/display/TEIID/DDL+Metadata">https://docs.jboss.org/author/display/TEIID/DDL+Metadata</text:a></text:p>
      <text:p text:style-name="Standard"/>
      <text:list xml:id="list4848887448052734121" text:style-name="L16">
        <text:list-item>
          <text:p text:style-name="P24">Set Operations </text:p>
        </text:list-item>
        <text:list-item>
          <text:p text:style-name="P24">Subqueries</text:p>
        </text:list-item>
        <text:list-item>
          <text:p text:style-name="P24">WITH Clause </text:p>
        </text:list-item>
        <text:list-item>
          <text:p text:style-name="P24">SELECT Clause </text:p>
        </text:list-item>
        <text:list-item>
          <text:p text:style-name="P24">FROM Clause </text:p>
        </text:list-item>
        <text:list-item>
          <text:p text:style-name="P24">ARRAYTABLE </text:p>
        </text:list-item>
        <text:list-item>
          <text:p text:style-name="P24">OBJECTTABLE </text:p>
        </text:list-item>
        <text:list-item>
          <text:p text:style-name="P24">WHERE Clause </text:p>
        </text:list-item>
        <text:list-item>
          <text:p text:style-name="P24">GROUP BY Clause </text:p>
        </text:list-item>
        <text:list-item>
          <text:p text:style-name="P24">HAVING Clause </text:p>
        </text:list-item>
        <text:list-item>
          <text:p text:style-name="P24">ORDER BY Clause </text:p>
        </text:list-item>
        <text:list-item>
          <text:p text:style-name="P24">LIMIT Clause </text:p>
        </text:list-item>
        <text:list-item>
          <text:p text:style-name="P24">INTO Clause </text:p>
        </text:list-item>
        <text:list-item>
          <text:p text:style-name="P24">OPTION Clause </text:p>
        </text:list-item>
      </text:list>
      <text:p text:style-name="Standard"/>
      <text:p text:style-name="Standard"><text:span text:style-name="Source_20_Text"><text:span text:style-name="T1">CREATE</text:span></text:span><text:span text:style-name="T1"> </text:span><text:span text:style-name="Source_20_Text"><text:span text:style-name="T1">FOREIGN</text:span></text:span><text:span text:style-name="T1"> </text:span><text:span text:style-name="Source_20_Text"><text:span text:style-name="T1">TABLE</text:span></text:span><text:span text:style-name="T1"> </text:span><text:span text:style-name="Source_20_Text"><text:span text:style-name="T1">Customer (id integer</text:span></text:span><text:span text:style-name="T1"> </text:span><text:span text:style-name="Source_20_Text"><text:span text:style-name="T1">PRIMARY</text:span></text:span><text:span text:style-name="T1"> </text:span><text:span text:style-name="Source_20_Text"><text:span text:style-name="T1">KEY, firstname varchar(25), lastname varchar(25), dob timestamp);</text:span></text:span></text:p>
      <text:p text:style-name="P1"/>
      <text:p text:style-name="Standard"><text:span text:style-name="Source_20_Text"><text:span text:style-name="T1">CREATE</text:span></text:span><text:span text:style-name="T1"> </text:span><text:span text:style-name="Source_20_Text"><text:span text:style-name="T1">FOREIGN</text:span></text:span><text:span text:style-name="T1"> </text:span><text:span text:style-name="Source_20_Text"><text:span text:style-name="T1">TABLE</text:span></text:span><text:span text:style-name="T1"> </text:span><text:span text:style-name="Source_20_Text"><text:span text:style-name="T1">Order</text:span></text:span><text:span text:style-name="T1"> </text:span><text:span text:style-name="Source_20_Text"><text:span text:style-name="T1">(id integer</text:span></text:span><text:span text:style-name="T1"> </text:span><text:span text:style-name="Source_20_Text"><text:span text:style-name="T1">PRIMARY</text:span></text:span><text:span text:style-name="T1"> </text:span><text:span text:style-name="Source_20_Text"><text:span text:style-name="T1">KEY, customerid integer, saledate date, amount decimal(25,4), CONSTRAINT</text:span></text:span><text:span text:style-name="T1"> </text:span><text:span text:style-name="Source_20_Text"><text:span text:style-name="T1">CUSTOMER_FK FOREGIN KEY(customerid) REFERENCES</text:span></text:span><text:span text:style-name="T1"> </text:span><text:span text:style-name="Source_20_Text"><text:span text:style-name="T1">Customer(id));</text:span></text:span></text:p>
      <text:p text:style-name="P1"/>
      <text:p text:style-name="Standard"><text:span text:style-name="Source_20_Text"><text:span text:style-name="T1">CREATE</text:span></text:span><text:span text:style-name="T1"> </text:span><text:span text:style-name="Source_20_Text"><text:span text:style-name="T1">VIEW</text:span></text:span><text:span text:style-name="T1"> </text:span><text:span text:style-name="Source_20_Text"><text:span text:style-name="T1">CustomerOrders (name</text:span></text:span><text:span text:style-name="T1"> </text:span><text:span text:style-name="Source_20_Text"><text:span text:style-name="T1">varchar(50), saledate date, amount decimal) OPTIONS (CARDINALITY 100, ANNOTATION 'Example')</text:span></text:span></text:p>
      <text:p text:style-name="Standard"><text:span text:style-name="Source_20_Text"><text:span text:style-name="T1"><text:s text:c="2"/>AS</text:span></text:span></text:p>
      <text:p text:style-name="Standard"><text:span text:style-name="Source_20_Text"><text:span text:style-name="T1"><text:s text:c="2"/>SELECT</text:span></text:span><text:span text:style-name="T1"> </text:span><text:span text:style-name="Source_20_Text"><text:span text:style-name="T1">concat(c.firstname, c.lastname) as</text:span></text:span><text:span text:style-name="T1"> </text:span><text:span text:style-name="Source_20_Text"><text:span text:style-name="T1">name, o.saledate as</text:span></text:span><text:span text:style-name="T1"> </text:span><text:span text:style-name="Source_20_Text"><text:span text:style-name="T1">saledate, o.amount as</text:span></text:span><text:span text:style-name="T1"> </text:span><text:span text:style-name="Source_20_Text"><text:span text:style-name="T1">amount FROM</text:span></text:span><text:span text:style-name="T1"> </text:span><text:span text:style-name="Source_20_Text"><text:span text:style-name="T1">Customer C JOIN</text:span></text:span><text:span text:style-name="T1"> </text:span><text:span text:style-name="Source_20_Text"><text:span text:style-name="T1">Order</text:span></text:span><text:span text:style-name="T1"> </text:span><text:span text:style-name="Source_20_Text"><text:span text:style-name="T1">o ON</text:span></text:span><text:span text:style-name="T1"> </text:span><text:span text:style-name="Source_20_Text"><text:span text:style-name="T1">c.id = o.customerid;</text:span></text:span></text:p>
      <text:p text:style-name="P1"/>
      <text:p text:style-name="Standard"><text:span text:style-name="Source_20_Text"><text:span text:style-name="T1">CREATE</text:span></text:span><text:span text:style-name="T1"> </text:span><text:span text:style-name="Source_20_Text"><text:span text:style-name="T1">VIEW</text:span></text:span><text:span text:style-name="T1"> </text:span><text:span text:style-name="Source_20_Text"><text:span text:style-name="T1">CustomerOrders (name</text:span></text:span><text:span text:style-name="T1"> </text:span><text:span text:style-name="Source_20_Text"><text:span text:style-name="T1">varchar(50), saledate date, amount decimal, </text:span></text:span></text:p>
      <text:p text:style-name="Standard"><text:span text:style-name="Source_20_Text"><text:span text:style-name="T1"><text:s text:c="2"/>CONSTRAINT</text:span></text:span><text:span text:style-name="T1"> </text:span><text:span text:style-name="Source_20_Text"><text:span text:style-name="T1">EXAMPLE_INDEX INDEX</text:span></text:span><text:span text:style-name="T1"> </text:span><text:span text:style-name="Source_20_Text"><text:span text:style-name="T1">(name, amount),</text:span></text:span></text:p>
      <text:p text:style-name="Standard"><text:span text:style-name="Source_20_Text"><text:span text:style-name="T1"><text:s text:c="2"/>ACCESSPATTERN (name),</text:span></text:span></text:p>
      <text:p text:style-name="Standard"><text:span text:style-name="Source_20_Text"><text:span text:style-name="T1"><text:s text:c="2"/>PRIMARY</text:span></text:span><text:span text:style-name="T1"> </text:span><text:span text:style-name="Source_20_Text"><text:span text:style-name="T1">KEY</text:span></text:span><text:span text:style-name="T1"> </text:span><text:span text:style-name="Source_20_Text"><text:span text:style-name="T1">...</text:span></text:span></text:p>
      <text:p text:style-name="P1"/>
      <text:p text:style-name="Standard"><text:span text:style-name="Source_20_Text"><text:span text:style-name="T1">CREATE</text:span></text:span><text:span text:style-name="T1"> </text:span><text:span text:style-name="Source_20_Text"><text:span text:style-name="T1">TRIGGER</text:span></text:span><text:span text:style-name="T1"> </text:span><text:span text:style-name="Source_20_Text"><text:span text:style-name="T1">ON</text:span></text:span><text:span text:style-name="T1"> </text:span><text:span text:style-name="Source_20_Text"><text:span text:style-name="T1">CustomerOrders INSTEAD</text:span></text:span><text:span text:style-name="T1"> </text:span><text:span text:style-name="Source_20_Text"><text:span text:style-name="T1">OF</text:span></text:span><text:span text:style-name="T1"> </text:span><text:span text:style-name="Source_20_Text"><text:span text:style-name="T1">INSERT</text:span></text:span><text:span text:style-name="T1"> </text:span><text:span text:style-name="Source_20_Text"><text:span text:style-name="T1">AS</text:span></text:span></text:p>
      <text:p text:style-name="Standard"><text:span text:style-name="Source_20_Text"><text:span text:style-name="T1"><text:s text:c="2"/>FOR</text:span></text:span><text:span text:style-name="T1"> </text:span><text:span text:style-name="Source_20_Text"><text:span text:style-name="T1">EACH ROW</text:span></text:span></text:p>
      <text:p text:style-name="Standard"><text:span text:style-name="Source_20_Text"><text:span text:style-name="T1"><text:s/>BEGIN</text:span></text:span><text:span text:style-name="T1"> </text:span><text:span text:style-name="Source_20_Text"><text:span text:style-name="T1">ATOMIC</text:span></text:span></text:p>
      <text:p text:style-name="Standard"><text:span text:style-name="Source_20_Text"><text:span text:style-name="T1"><text:s text:c="2"/>INSERT</text:span></text:span><text:span text:style-name="T1"> </text:span><text:span text:style-name="Source_20_Text"><text:span text:style-name="T1">INTO</text:span></text:span><text:span text:style-name="T1"> </text:span><text:span text:style-name="Source_20_Text"><text:span text:style-name="T1">Customer (...) VALUES</text:span></text:span><text:span text:style-name="T1"> </text:span><text:span text:style-name="Source_20_Text"><text:span text:style-name="T1">(NEW.value ...);</text:span></text:span></text:p>
      <text:p text:style-name="Standard"><text:span text:style-name="Source_20_Text"><text:span text:style-name="T1"><text:s/>END</text:span></text:span></text:p>
      <text:p text:style-name="Standard"><text:soft-page-break/><text:span text:style-name="Source_20_Text"><text:span text:style-name="T1"/></text:span></text:p>
      <text:p text:style-name="Standard"><text:span text:style-name="Source_20_Text"><text:span text:style-name="T1">CREATE FOREIGN PROCEDURE proc (x integer, VARIADIC z integer) returns (x string);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CREATE VIRTUAL PROCEDURE CustomerActivity(customerid integer) RETURNS (name varchar(25), activitydate date, amount decimal) AS</text:span></text:span></text:p>
      <text:p text:style-name="Standard"><text:span text:style-name="Source_20_Text"><text:span text:style-name="T1"><text:s text:c="2"/>BEGIN</text:span></text:span></text:p>
      <text:p text:style-name="Standard"><text:span text:style-name="Source_20_Text"><text:span text:style-name="T1"><text:s text:c="4"/>...</text:span></text:span></text:p>
      <text:p text:style-name="Standard"><text:span text:style-name="Source_20_Text"><text:span text:style-name="T1"><text:s text:c="2"/>END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CREATE FOREIGN FUNCTION func (x integer, y integer) returns integer OPTIONS ("teiid_rel:native-query" '$1 &lt;&lt; $2');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ALTER</text:span></text:span><text:span text:style-name="T1"> </text:span><text:span text:style-name="Source_20_Text"><text:span text:style-name="T1">FOREIGN</text:span></text:span><text:span text:style-name="T1"> </text:span><text:span text:style-name="Source_20_Text"><text:span text:style-name="T1">TABLE</text:span></text:span><text:span text:style-name="T1"> </text:span><text:span text:style-name="Source_20_Text"><text:span text:style-name="T1">"customer"</text:span></text:span><text:span text:style-name="T1"> </text:span><text:span text:style-name="Source_20_Text"><text:span text:style-name="T1">OPTIONS (ADD</text:span></text:span><text:span text:style-name="T1"> </text:span><text:span text:style-name="Source_20_Text"><text:span text:style-name="T1">CARDINALITY 10000);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ALTER</text:span></text:span><text:span text:style-name="T1"> </text:span><text:span text:style-name="Source_20_Text"><text:span text:style-name="T1">FOREIGN</text:span></text:span><text:span text:style-name="T1"> </text:span><text:span text:style-name="Source_20_Text"><text:span text:style-name="T1">TABLE</text:span></text:span><text:span text:style-name="T1"> </text:span><text:span text:style-name="Source_20_Text"><text:span text:style-name="T1">"customer"</text:span></text:span><text:span text:style-name="T1"> </text:span><text:span text:style-name="Source_20_Text"><text:span text:style-name="T1">ALTER</text:span></text:span><text:span text:style-name="T1"> </text:span><text:span text:style-name="Source_20_Text"><text:span text:style-name="T1">COLUMN</text:span></text:span><text:span text:style-name="T1"> </text:span><text:span text:style-name="Source_20_Text"><text:span text:style-name="T1">"name"</text:span></text:span><text:span text:style-name="T1"> </text:span><text:span text:style-name="Source_20_Text"><text:span text:style-name="T1">OPTIONS(SET</text:span></text:span><text:span text:style-name="T1"> </text:span><text:span text:style-name="Source_20_Text"><text:span text:style-name="T1">UPDATABLE FALSE)</text:span></text:span></text:p>
      <text:p text:style-name="P1"/>
      <text:p text:style-name="Standard"><text:span text:style-name="Source_20_Text"><text:span text:style-name="T1">CREATE VIRTUAL PROCEDURE getTweets(query varchar) RETURNS (created_on varchar(25), from_user varchar(25), to_user varchar(25),</text:span></text:span></text:p>
      <text:p text:style-name="Standard"><text:span text:style-name="Source_20_Text"><text:span text:style-name="T1"><text:tab/><text:tab/>profile_image_url varchar(25), source varchar(25), text varchar(140)) AS</text:span></text:span></text:p>
      <text:p text:style-name="Standard"><text:span text:style-name="Source_20_Text"><text:span text:style-name="T1"><text:tab/><text:tab/>select tweet.* from</text:span></text:span></text:p>
      <text:p text:style-name="Standard"><text:span text:style-name="Source_20_Text"><text:span text:style-name="T1"><text:tab/><text:tab/><text:tab/>(call twitter.invokeHTTP(action =&gt; 'GET', endpoint =&gt;querystring('',query as "q"))) w,</text:span></text:span></text:p>
      <text:p text:style-name="Standard"><text:span text:style-name="Source_20_Text"><text:span text:style-name="T1"><text:tab/>XMLTABLE('results' passing JSONTOXML('myxml', w.result) columns</text:span></text:span></text:p>
      <text:p text:style-name="Standard"><text:span text:style-name="Source_20_Text"><text:span text:style-name="T1"><text:tab/><text:tab/>created_on string PATH 'created_at',</text:span></text:span></text:p>
      <text:p text:style-name="Standard"><text:span text:style-name="Source_20_Text"><text:span text:style-name="T1"><text:tab/><text:tab/>from_user string PATH 'from_user',</text:span></text:span></text:p>
      <text:p text:style-name="Standard"><text:span text:style-name="Source_20_Text"><text:span text:style-name="T1"><text:tab/><text:tab/>to_user string PATH 'to_user',</text:span></text:span></text:p>
      <text:p text:style-name="Standard"><text:span text:style-name="Source_20_Text"><text:span text:style-name="T1"><text:tab/><text:tab/>profile_image_url string PATH 'profile_image_url',</text:span></text:span></text:p>
      <text:p text:style-name="Standard"><text:span text:style-name="Source_20_Text"><text:span text:style-name="T1"><text:tab/><text:tab/>source string PATH 'source',</text:span></text:span></text:p>
      <text:p text:style-name="Standard"><text:span text:style-name="Source_20_Text"><text:span text:style-name="T1"><text:tab/><text:tab/>text string PATH 'text') tweet;</text:span></text:span></text:p>
      <text:p text:style-name="Standard"><text:span text:style-name="Source_20_Text"><text:span text:style-name="T1"><text:tab/>CREATE VIEW Tweet AS select * FROM twitterview.getTweets;</text:span></text:span></text:p>
      <text:p text:style-name="Standard"/>
      <text:p text:style-name="Standard">2) Komodo-specific Statements</text:p>
      <text:p text:style-name="Standard"/>
      <text:p text:style-name="Standard">KREPO : /home/me/development/komodo/repo1</text:p>
      <text:p text:style-name="Standard">//This is an example Komodo Test DDL file</text:p>
      <text:p text:style-name="Standard">//The use case involves:</text:p>
      <text:p text:style-name="Standard">// <text:s text:c="2"/>- connecting to a Teiid runtime</text:p>
      <text:p text:style-name="Standard">// <text:s text:c="2"/>- creating a VDB</text:p>
      <text:p text:style-name="Standard">// <text:s text:c="2"/>- defining and creating a Data Source</text:p>
      <text:p text:style-name="Standard">// <text:s text:c="2"/>- creating a view joining 2 tables from that data source</text:p>
      <text:p text:style-name="Standard">//</text:p>
      <text:p text:style-name="Standard"/>
      <text:p text:style-name="P26"/>
      <text:p text:style-name="P25"><text:span text:style-name="Source_20_Text"><text:span text:style-name="T1">CREATE VDB ENTERPRISE_PRODUCTS OPTIONS(“version” '1', “queryTimeout”, '300);</text:span></text:span></text:p>
      <text:p text:style-name="P25"><text:span text:style-name="Source_20_Text"><text:span text:style-name="T1"/></text:span></text:p>
      <text:p text:style-name="P25"><text:span text:style-name="Source_20_Text"><text:span text:style-name="T1">CREATE SCHEMA </text:span></text:span>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LaFond</meta:initial-creator>
    <meta:creation-date>2013-11-15T07:10:16</meta:creation-date>
    <dc:date>2014-05-27T13:53:10.590408567</dc:date>
    <dc:creator>Barry LaFond</dc:creator>
    <meta:editing-duration>P3DT40M58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6" meta:paragraph-count="140" meta:word-count="599" meta:character-count="4405" meta:non-whitespace-character-count="3934"/>
  </office:meta>
</office:document-meta>
</file>